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 style:family="paragraph" style:parent-style-name="Standard" style:list-style-name="L2">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3"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Standard" style:list-style-name="L2">
      <style:text-properties fo:font-style="normal" style:font-style-asian="normal" style:font-style-complex="normal"/>
    </style:style>
    <style:style style:name="P5" style:family="paragraph" style:parent-style-name="Standard" style:list-style-name="L1">
      <style:paragraph-properties fo:margin-left="0.82cm" fo:margin-right="0cm" fo:text-indent="0cm" style:auto-text-indent="false"/>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 style:family="paragraph" style:parent-style-name="Standard">
      <style:paragraph-properties fo:margin-left="0cm" fo:margin-right="0cm" fo:text-indent="0cm" style:auto-text-indent="false"/>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color="#000000" style:font-name="Times New Roman"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4" style:family="text">
      <style:text-properties fo:color="#000000" style:font-name="Times New Roman"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5" style:family="text">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nexe au compte rendu d’activités</text:p>
      <text:p text:style-name="P3">de Ameni BEN M'BAREK</text:p>
      <text:p text:style-name="P3">du 02/09/2013 au 30/09/2013</text:p>
      <text:p text:style-name="P3"/>
      <text:p text:style-name="P7">Factorisation du drag and drop de création d'attribut :<text:span text:style-name="T8"> </text:span><text:span text:style-name="T8">projet MyAdmin</text:span></text:p>
      <text:p text:style-name="P6">La fonctionnalité du drag &amp; drop d'un attribut permet à l'utilisateur de positionner/rajouter facilement un attribut au type édité. La factorisation de cette fonctionnalité avec des composites assure une meilleure maintenabilié de GenericSystem :</text:p>
      <text:list xml:id="list1370954275" text:style-name="L1">
        <text:list-item>
          <text:p text:style-name="P5">Conception et implémentation d'un composite dragAttribute pour gérer le drag and drop des attributs.</text:p>
          <text:p text:style-name="P5"/>
        </text:list-item>
      </text:list>
      <text:p text:style-name="P7">Evolution de la vue d'édition :<text:span text:style-name="T8"> </text:span><text:span text:style-name="T8">projet MyAdmin</text:span></text:p>
      <text:p text:style-name="P6">GenericSystem manipulent plusieurs maps qui lui permettent de mieux gérer les propriètès et les contraintes de ses différents types :</text:p>
      <text:list xml:id="list1498559180" text:continue-numbering="true" text:style-name="L1">
        <text:list-item>
          <text:p text:style-name="P5">Implémentation des vues des maps :</text:p>
          <text:p text:style-name="P1">1) SystemPropertiesMap : Map qui stocke les propriètès du système du type édité.</text:p>
          <text:p text:style-name="P1">2) PropertiesMap : Map qui regroupe les propriétés du type édité.</text:p>
          <text:p text:style-name="P1">3) ConstraintsMap : Map qui regroupe les contraintes du type édité.</text:p>
        </text:list-item>
        <text:list-item>
          <text:p text:style-name="P5">Conception et implémentation d'un composite dataTable pour la gestion des vues des trois maps.</text:p>
        </text:list-item>
        <text:list-item>
          <text:p text:style-name="P5">Conception et implémentation d'un composite popupPanel pour gérer l'ajout de nouveaux éléments aux maps.</text:p>
          <text:p text:style-name="P5"/>
        </text:list-item>
      </text:list>
      <text:p text:style-name="P7">Refactorisation de la méthode remove :<text:span text:style-name="T8"> </text:span><text:span text:style-name="T8">projet MyAdmin</text:span></text:p>
      <text:p text:style-name="P6">Plusieurs structures lors du besoin font appel à différentes méthodes de supression en fonction de leurs types. La refactorisation de la méthode remove permet justement de centraliser la méthode de suppression dans une seule méthode pour une meilleure maintenabilié de genericsystem :</text:p>
      <text:list xml:id="list375432339" text:continue-numbering="true" text:style-name="L1">
        <text:list-item>
          <text:p text:style-name="P1">Conception et implémentation de la méthode remove.</text:p>
        </text:list-item>
      </text:list>
      <text:p text:style-name="P6"/>
      <text:p text:style-name="P7">Vérification de la consistence lors du positionnement des contraintes :<text:span text:style-name="T8"> </text:span><text:span text:style-name="T8">projet Impl </text:span></text:p>
      <text:p text:style-name="P6">Generic System permet de contraindre finement son système d’information tout en s'assurant de la consistance de ses informations. Cette consistance est vérifiée au moment même du positionnement de la contrainte en se référant à une seule règle : Lorsqu'une contrainte est positionnée, l'existant doit la respecter :</text:p>
      <text:list xml:id="list923880395" text:continue-numbering="true" text:style-name="L1">
        <text:list-item>
          <text:p text:style-name="P1">Conception et implémentation de la fonctionnalité de vérification de la consistence des contraintes.</text:p>
        </text:list-item>
        <text:list-item>
          <text:p text:style-name="P1"><text:s/>Réalisation des tests unitaires afin de tester l'ensemble des contraintes :</text:p>
        </text:list-item>
      </text:list>
      <text:list xml:id="list140908789" text:style-name="L2">
        <text:list-item>
          <text:p text:style-name="P2">SingularConstraint :la contrainte SingularConstraint s’applique à un attribut ou à une relation et elle signifie qu'un seul holder peut être posé sur chaque instance du type surlequel est posé l'attribut ou une seule instance peut être posée pour la position de la base de la relation.</text:p>
        </text:list-item>
        <text:list-item>
          <text:p text:style-name="P4"><text:span text:style-name="T5">UniqueValueConstraint :C</text:span>ette contrainte s<text:span text:style-name="T5">’applique à un attribut ou à une relation</text:span>. C’est la contrainte d’unicité des bases de données classiques.</text:p>
        </text:list-item>
        <text:list-item>
          <text:p text:style-name="P4"><text:span text:style-name="T5">InstanceClassConstraint :</text:span> <text:span text:style-name="T5">la contrainte InstanceClassConstraint <text:s/></text:span>s’applique à un attribut ou à une relation. Elle contraint l’attribut à avoir obligatoirement un holder ou la relation à avoir obligatoirement un link.</text:p>
        </text:list-item>
        <text:list-item>
          <text:p text:style-name="P2">RequiredConstraint :Cette contrainte s’applique <text:s/>également un attribut ou à une relation. Elle impose à un attribut d'avoir une valeur et à une relation d'avoir un link..</text:p>
        </text:list-item>
      </text:list>
      <text:p text:style-name="P6"><text:span text:style-name="T8"/></text:p>
      <text:p text:style-name="P6">Recherche d'une eventuelle factorisation entre la fonctionnalité de consistence et la vérification des contrai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23H31M28S</meta:editing-duration>
    <meta:editing-cycles>77</meta:editing-cycles>
    <meta:generator>LibreOffice/3.5$Linux_X86_64 LibreOffice_project/350m1$Build-2</meta:generator>
    <dc:date>2013-10-23T11:14:47</dc:date>
    <meta:print-date>2013-10-23T11:14:46</meta:print-date>
    <meta:document-statistic meta:table-count="0" meta:image-count="0" meta:object-count="0" meta:page-count="1" meta:paragraph-count="26" meta:word-count="458" meta:character-count="3032" meta:non-whitespace-character-count="2610"/>
    <meta:user-defined meta:name="Info 1"/>
    <meta:user-defined meta:name="Info 2"/>
    <meta:user-defined meta:name="Info 3"/>
    <meta:user-defined meta:name="Info 4"/>
  </office:meta>
</office:document-meta>
</file>